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Bold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628cm"/>
      <style:paragraph-properties style:writing-mode="lr-tb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2.042cm" fo:min-width="1.792cm" fo:wrap-option="wrap"/>
    </style:style>
    <style:style style:name="gr3" style:family="graphic" style:parent-style-name="standard">
      <style:graphic-properties svg:stroke-color="#800080" draw:fill="solid" draw:fill-color="#800080" draw:textarea-horizontal-align="justify" draw:textarea-vertical-align="middle" draw:auto-grow-height="false" fo:min-height="2.042cm" fo:min-width="1.792cm" fo:wrap-option="wrap"/>
    </style:style>
    <style:style style:name="gr4" style:family="graphic" style:parent-style-name="standard">
      <style:graphic-properties svg:stroke-color="#ff0000" draw:fill="solid" draw:fill-color="#ff0000" draw:textarea-horizontal-align="justify" draw:textarea-vertical-align="middle" draw:auto-grow-height="false" fo:min-height="2.042cm" fo:min-width="1.792cm" fo:wrap-option="wrap"/>
    </style:style>
    <style:style style:name="gr5" style:family="graphic" style:parent-style-name="objectwithoutfill">
      <style:graphic-properties draw:marker-end="Arrowheads_20_3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2.042cm" fo:min-width="1.792cm" fo:wrap-option="wrap"/>
    </style:style>
    <style:style style:name="gr7" style:family="graphic" style:parent-style-name="objectwithoutfill">
      <style:graphic-properties draw:marker-end="Arrowheads_20_4" draw:marker-end-width="0.3cm" draw:fill="none" draw:textarea-vertical-align="middle"/>
    </style:style>
    <style:style style:name="gr8" style:family="graphic" style:parent-style-name="objectwithoutfill">
      <style:graphic-properties draw:marker-end="Arrowheads_20_6" draw:marker-end-width="0.3cm" draw:fill="none" draw:textarea-vertical-align="middle"/>
    </style:style>
    <style:style style:name="gr9" style:family="graphic" style:parent-style-name="objectwithoutfill">
      <style:graphic-properties draw:marker-end="Arrowheads_20_7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11" style:family="graphic" style:parent-style-name="objectwithoutfill">
      <style:graphic-properties draw:marker-end="Arrowheads_20_8" draw:marker-end-width="0.3cm" draw:fill="none" draw:textarea-vertical-align="middle"/>
    </style:style>
    <style:style style:name="gr12" style:family="graphic" style:parent-style-name="objectwithoutfill">
      <style:graphic-properties draw:marker-end="Arrowheads_20_9" draw:marker-end-width="0.3cm" draw:fill="none" draw:textarea-vertical-align="middle"/>
    </style:style>
    <style:style style:name="gr13" style:family="graphic" style:parent-style-name="objectwithoutfill">
      <style:graphic-properties draw:marker-end="Arrowheads_20_10" draw:marker-end-width="0.3cm" draw:fill="none" draw:textarea-vertical-align="middle"/>
    </style:style>
    <style:style style:name="gr14" style:family="graphic" style:parent-style-name="standard">
      <style:graphic-properties svg:stroke-color="#00a933" draw:fill="solid" draw:fill-color="#00a933" draw:textarea-horizontal-align="justify" draw:textarea-vertical-align="middle" draw:auto-grow-height="false" fo:min-height="2.042cm" fo:min-width="1.792cm" fo:wrap-option="wrap"/>
    </style:style>
    <style:style style:name="gr15" style:family="graphic" style:parent-style-name="objectwithoutfill">
      <style:graphic-properties draw:marker-end="Arrowheads_20_11" draw:marker-end-width="0.3cm" draw:fill="none" draw:textarea-vertical-align="middle"/>
    </style:style>
    <style:style style:name="gr16" style:family="graphic" style:parent-style-name="objectwithoutfill">
      <style:graphic-properties draw:marker-end="Arrowheads_20_12" draw:marker-end-width="0.3cm" draw:fill="none" draw:textarea-vertical-align="middle"/>
    </style:style>
    <style:style style:name="gr17" style:family="graphic" style:parent-style-name="objectwithoutfill">
      <style:graphic-properties draw:marker-end="Arrowheads_20_15" draw:marker-end-width="0.3cm" draw:fill="none" draw:textarea-vertical-align="middle"/>
    </style:style>
    <style:style style:name="gr18" style:family="graphic" style:parent-style-name="objectwithoutfill">
      <style:graphic-properties draw:marker-end="Arrowheads_20_16" draw:marker-end-width="0.3cm" draw:fill="none" draw:textarea-vertical-align="middle"/>
    </style:style>
    <style:style style:name="gr19" style:family="graphic" style:parent-style-name="standard">
      <style:graphic-properties draw:stroke="solid" svg:stroke-width="0.102cm" svg:stroke-color="#ff0000" draw:marker-start-width="0.356cm" draw:marker-end-width="0.356cm" draw:fill="none" draw:fill-color="#ffffff" fo:min-height="0cm" fo:padding-top="0.176cm" fo:padding-bottom="0.176cm" fo:padding-left="0.301cm" fo:padding-right="0.301cm"/>
      <style:paragraph-properties style:writing-mode="lr-tb"/>
    </style:style>
    <style:style style:name="gr20" style:family="graphic" style:parent-style-name="standard">
      <style:graphic-properties draw:stroke="solid" svg:stroke-width="0.102cm" svg:stroke-color="#2a6099" draw:marker-start-width="0.356cm" draw:marker-end-width="0.356cm" draw:fill="none" draw:fill-color="#ffffff" fo:min-height="0.628cm" fo:padding-top="0.176cm" fo:padding-bottom="0.176cm" fo:padding-left="0.301cm" fo:padding-right="0.301cm"/>
      <style:paragraph-properties style:writing-mode="lr-tb"/>
    </style:style>
    <style:style style:name="gr21" style:family="graphic" style:parent-style-name="standard">
      <style:graphic-properties draw:stroke="solid" svg:stroke-width="0.102cm" svg:stroke-color="#00a933" draw:marker-start-width="0.356cm" draw:marker-end-width="0.356cm" draw:fill="none" draw:fill-color="#ffffff" fo:min-height="0cm" fo:padding-top="0.176cm" fo:padding-bottom="0.176cm" fo:padding-left="0.301cm" fo:padding-right="0.30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0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solid" draw:fill-color="#800080"/>
      <style:paragraph-properties fo:text-align="center"/>
    </style:style>
    <style:style style:name="P4" style:family="paragraph">
      <loext:graphic-properties draw:fill="solid" draw:fill-color="#ff00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00a933"/>
      <style:paragraph-properties fo:text-align="center"/>
    </style:style>
    <style:style style:name="P8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7cm" svg:height="0.878cm" svg:x="0.254cm" svg:y="0.254cm">
          <draw:text-box>
            <text:p>MyCarRent Yönetim Şubesi Ekran Hiyeraşisi</text:p>
          </draw:text-box>
        </draw:frame>
        <draw:frame draw:style-name="gr1" draw:text-style-name="P1" draw:layer="layout" svg:width="9.843cm" svg:height="0.878cm" svg:x="35.1cm" svg:y="3.42cm">
          <draw:text-box>
            <text:p>Yönetim Şubesi Oluşturma Ekranı</text:p>
          </draw:text-box>
        </draw:frame>
        <draw:frame draw:style-name="gr1" draw:text-style-name="P1" draw:layer="layout" svg:width="5.08cm" svg:height="0.878cm" svg:x="37.305cm" svg:y="12.873cm">
          <draw:text-box>
            <text:p>Ana Menü Ekranı</text:p>
          </draw:text-box>
        </draw:frame>
        <draw:custom-shape draw:name="YonetimSubesiOlusturma" draw:style-name="gr2" draw:text-style-name="P2" xml:id="id11" draw:id="id11" draw:layer="layout" svg:width="2.54cm" svg:height="2.54cm" svg:x="38.633cm" svg:y="2.5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naMenu" draw:style-name="gr3" draw:text-style-name="P3" xml:id="id1" draw:id="id1" draw:layer="layout" svg:width="2.54cm" svg:height="2.54cm" svg:x="38.633cm" svg:y="12.0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irketMaliIsleri" draw:style-name="gr4" draw:text-style-name="P4" xml:id="id2" draw:id="id2" draw:layer="layout" svg:width="2.54cm" svg:height="2.54cm" svg:x="38.639cm" svg:y="15.9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6.985cm" svg:height="0.878cm" svg:x="36.671cm" svg:y="16.791cm">
          <draw:text-box>
            <text:p>Şirket Mali İşleri Ekranı</text:p>
          </draw:text-box>
        </draw:frame>
        <draw:connector draw:style-name="gr5" draw:text-style-name="P5" draw:layer="layout" draw:type="line" svg:x1="39.903cm" svg:y1="14.554cm" svg:x2="39.909cm" svg:y2="15.966cm" draw:start-shape="id1" draw:start-glue-point="2" draw:end-shape="id2" draw:end-glue-point="0" svg:d="M39903 14554l6 1412" svg:viewBox="0 0 7 1413">
          <text:p/>
        </draw:connector>
        <draw:custom-shape draw:name="SubeMaliIsleri" draw:style-name="gr6" draw:text-style-name="P6" xml:id="id3" draw:id="id3" draw:layer="layout" svg:width="2.54cm" svg:height="2.54cm" svg:x="31.613cm" svg:y="15.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6.667cm" svg:height="0.878cm" svg:x="29.566cm" svg:y="16.791cm">
          <draw:text-box>
            <text:p>Şube Mali İşleri Ekranı</text:p>
          </draw:text-box>
        </draw:frame>
        <draw:connector draw:style-name="gr7" draw:text-style-name="P5" draw:layer="layout" svg:x1="39.903cm" svg:y1="14.554cm" svg:x2="32.883cm" svg:y2="15.96cm" draw:start-shape="id1" draw:start-glue-point="2" draw:end-shape="id3" draw:end-glue-point="0" svg:d="M39903 14554v704h-7020v702" svg:viewBox="0 0 7021 1407">
          <text:p/>
        </draw:connector>
        <draw:custom-shape draw:name="PersonelIsleri" draw:style-name="gr6" draw:text-style-name="P6" xml:id="id4" draw:id="id4" draw:layer="layout" svg:width="2.54cm" svg:height="2.54cm" svg:x="45.878cm" svg:y="15.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6.236cm" svg:height="0.878cm" svg:x="44.236cm" svg:y="16.793cm">
          <draw:text-box>
            <text:p>Personel İşleri Ekranı</text:p>
          </draw:text-box>
        </draw:frame>
        <draw:connector draw:style-name="gr8" draw:text-style-name="P5" draw:layer="layout" svg:x1="39.903cm" svg:y1="14.554cm" svg:x2="47.148cm" svg:y2="15.96cm" draw:start-shape="id1" draw:start-glue-point="2" draw:end-shape="id4" draw:end-glue-point="0" svg:d="M39903 14554v704h7245v702" svg:viewBox="0 0 7246 1407">
          <text:p/>
        </draw:connector>
        <draw:custom-shape draw:name="YonetimselTasitIsleri" draw:style-name="gr4" draw:text-style-name="P4" xml:id="id5" draw:id="id5" draw:layer="layout" svg:width="2.54cm" svg:height="2.54cm" svg:x="53.844cm" svg:y="15.8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8.3cm" svg:height="0.878cm" svg:x="51.204cm" svg:y="16.776cm">
          <draw:text-box>
            <text:p>Yönetimsel Taşıt İşleri Ekranı</text:p>
          </draw:text-box>
        </draw:frame>
        <draw:connector draw:style-name="gr9" draw:text-style-name="P5" draw:layer="layout" svg:x1="39.903cm" svg:y1="14.554cm" svg:x2="55.114cm" svg:y2="15.878cm" draw:start-shape="id1" draw:start-glue-point="2" draw:end-shape="id5" draw:end-glue-point="0" svg:d="M39903 14554v663h15211v661" svg:viewBox="0 0 15212 1325">
          <text:p/>
        </draw:connector>
        <draw:custom-shape draw:name="SubeIsleri" draw:style-name="gr4" draw:text-style-name="P4" xml:id="id6" draw:id="id6" draw:layer="layout" svg:width="2.54cm" svg:height="2.54cm" svg:x="23.904cm" svg:y="15.8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" draw:layer="layout" svg:width="5.398cm" svg:height="0.953cm" svg:x="22.228cm" svg:y="16.701cm">
          <draw:text-box>
            <text:p>Şube İşleri Ekranı</text:p>
          </draw:text-box>
        </draw:frame>
        <draw:connector draw:style-name="gr11" draw:text-style-name="P5" draw:layer="layout" svg:x1="39.903cm" svg:y1="14.554cm" svg:x2="25.174cm" svg:y2="15.878cm" draw:start-shape="id1" draw:start-glue-point="2" draw:end-shape="id6" draw:end-glue-point="0" svg:d="M39903 14554v663h-14729v661" svg:viewBox="0 0 14730 1325">
          <text:p/>
        </draw:connector>
        <draw:custom-shape draw:name="TasitIsleri" draw:style-name="gr6" draw:text-style-name="P6" xml:id="id7" draw:id="id7" draw:layer="layout" svg:width="2.54cm" svg:height="2.54cm" svg:x="61.824cm" svg:y="15.8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5.397cm" svg:height="0.878cm" svg:x="60.419cm" svg:y="16.766cm">
          <draw:text-box>
            <text:p>Taşıt İşleri Ekranı</text:p>
          </draw:text-box>
        </draw:frame>
        <draw:connector draw:style-name="gr12" draw:text-style-name="P5" draw:layer="layout" svg:x1="39.903cm" svg:y1="14.554cm" svg:x2="63.094cm" svg:y2="15.863cm" draw:start-shape="id1" draw:start-glue-point="2" draw:end-shape="id7" draw:end-glue-point="0" svg:d="M39903 14554v655h23191v654" svg:viewBox="0 0 23192 1310">
          <text:p/>
        </draw:connector>
        <draw:custom-shape draw:name="NakilIsleri" draw:style-name="gr4" draw:text-style-name="P4" xml:id="id8" draw:id="id8" draw:layer="layout" svg:width="2.54cm" svg:height="2.54cm" svg:x="16.169cm" svg:y="15.9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5.398cm" svg:height="0.878cm" svg:x="14.581cm" svg:y="16.766cm">
          <draw:text-box>
            <text:p>Nakil İşleri Ekranı</text:p>
          </draw:text-box>
        </draw:frame>
        <draw:connector draw:style-name="gr13" draw:text-style-name="P5" draw:layer="layout" svg:x1="39.903cm" svg:y1="14.554cm" svg:x2="17.439cm" svg:y2="15.939cm" draw:start-shape="id1" draw:start-glue-point="2" draw:end-shape="id8" draw:end-glue-point="0" svg:d="M39903 14554v693h-22464v692" svg:viewBox="0 0 22465 1386">
          <text:p/>
        </draw:connector>
        <draw:custom-shape draw:name="UyeMusteriIsleri" draw:style-name="gr14" draw:text-style-name="P7" xml:id="id9" draw:id="id9" draw:layer="layout" svg:width="2.54cm" svg:height="2.54cm" svg:x="69.824cm" svg:y="15.9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7.303cm" svg:height="0.878cm" svg:x="67.249cm" svg:y="16.766cm">
          <draw:text-box>
            <text:p>Üye Müşteri İşleri Ekranı</text:p>
          </draw:text-box>
        </draw:frame>
        <draw:connector draw:style-name="gr15" draw:text-style-name="P5" draw:layer="layout" svg:x1="39.903cm" svg:y1="14.554cm" svg:x2="71.094cm" svg:y2="15.939cm" draw:start-shape="id1" draw:start-glue-point="2" draw:end-shape="id9" draw:end-glue-point="0" svg:d="M39903 14554v693h31191v692" svg:viewBox="0 0 31192 1386">
          <text:p/>
        </draw:connector>
        <draw:custom-shape draw:name="TasitKiralamaIsi" draw:style-name="gr4" draw:text-style-name="P4" xml:id="id10" draw:id="id10" draw:layer="layout" svg:width="2.54cm" svg:height="2.54cm" svg:x="8.399cm" svg:y="15.9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5" draw:layer="layout" svg:x1="39.903cm" svg:y1="14.554cm" svg:x2="9.669cm" svg:y2="15.939cm" draw:start-shape="id1" draw:start-glue-point="2" draw:end-shape="id10" draw:end-glue-point="0" svg:d="M39903 14554v693h-30234v692" svg:viewBox="0 0 30235 1386">
          <text:p/>
        </draw:connector>
        <draw:frame draw:style-name="gr1" draw:text-style-name="P1" draw:layer="layout" svg:width="6.35cm" svg:height="0.878cm" svg:x="6.506cm" svg:y="16.723cm">
          <draw:text-box>
            <text:p>Taşıt Kiralama Ekranı</text:p>
          </draw:text-box>
        </draw:frame>
        <draw:custom-shape draw:name="Giris" draw:style-name="gr3" draw:text-style-name="P3" xml:id="id12" draw:id="id12" draw:layer="layout" svg:width="2.54cm" svg:height="2.54cm" svg:x="38.633cm" svg:y="7.2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3.81cm" svg:height="0.878cm" svg:x="38.133cm" svg:y="8.091cm">
          <draw:text-box>
            <text:p>Giriş Ekranı</text:p>
          </draw:text-box>
        </draw:frame>
        <draw:connector draw:style-name="gr17" draw:text-style-name="P5" draw:layer="layout" draw:type="line" svg:x1="39.903cm" svg:y1="5.131cm" svg:x2="39.903cm" svg:y2="7.239cm" draw:start-shape="id11" draw:start-glue-point="2" draw:end-shape="id12" draw:end-glue-point="0" svg:d="M39903 5131v2108" svg:viewBox="0 0 1 2109">
          <text:p/>
        </draw:connector>
        <draw:connector draw:style-name="gr18" draw:text-style-name="P5" draw:layer="layout" draw:type="line" svg:x1="39.903cm" svg:y1="9.779cm" svg:x2="39.903cm" svg:y2="12.014cm" draw:start-shape="id12" draw:start-glue-point="2" draw:end-shape="id1" draw:end-glue-point="0" svg:d="M39903 9779v2235" svg:viewBox="0 0 1 2236">
          <text:p/>
        </draw:connector>
        <draw:frame draw:style-name="gr19" draw:text-style-name="P8" draw:layer="layout" svg:width="5.397cm" svg:height="0.98cm" svg:x="0.572cm" svg:y="28.829cm">
          <draw:text-box>
            <text:p>Şirket Yöneticileri</text:p>
          </draw:text-box>
        </draw:frame>
        <draw:frame draw:style-name="gr20" draw:text-style-name="P8" draw:layer="layout" svg:width="4.457cm" svg:height="0.98cm" svg:x="6.274cm" svg:y="28.829cm">
          <draw:text-box>
            <text:p>Şube Müdürü</text:p>
          </draw:text-box>
        </draw:frame>
        <draw:frame draw:style-name="gr21" draw:text-style-name="P8" draw:layer="layout" svg:width="10.477cm" svg:height="0.98cm" svg:x="11.049cm" svg:y="28.829cm">
          <draw:text-box>
            <text:p>Şube Müdürü ve Kiralama Personeli</text:p>
          </draw:text-box>
        </draw:frame>
        <draw:frame draw:style-name="gr22" draw:text-style-name="P8" draw:layer="layout" svg:width="2.54cm" svg:height="0.878cm" svg:x="0.571cm" svg:y="27.633cm">
          <draw:text-box>
            <text:p>Erişim: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Bold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2a6099" draw:marker-start-width="0.2cm" draw:marker-start-center="false" draw:marker-end-width="0.2cm" draw:marker-end-center="false" draw:fill="solid" draw:fill-color="#2a6099" draw:opacity="25%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2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style-name="Bold" style:font-family-generic="swiss" style:font-pitch="variable" fo:font-size="1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254cm" fo:margin-bottom="0.254cm" fo:margin-left="0.254cm" fo:margin-right="0.254cm" fo:page-width="81.28cm" fo:page-height="30.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9-28T22:46:03.694000000</dc:date>
    <meta:editing-duration>PT3H8M2S</meta:editing-duration>
    <meta:editing-cycles>53</meta:editing-cycles>
    <meta:generator>LibreOffice/7.3.2.2$Windows_X86_64 LibreOffice_project/49f2b1bff42cfccbd8f788c8dc32c1c309559be0</meta:generator>
    <meta:document-statistic meta:object-count="40"/>
  </office:meta>
</office:document-meta>
</file>